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Arial Unicode MS', Helvetica, sans-serif"/>
    <style:font-face style:name="Linux Libertine" svg:font-family="'Linux Libertine', Georgia, Times, serif"/>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Light" svg:font-family="'Calibri Ligh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Estilo_20_de_20_debuxo_20_predeterminado">
      <style:paragraph-properties fo:margin-left="0cm" fo:margin-right="0cm" fo:margin-top="0.353cm" fo:margin-bottom="0cm" style:contextual-spacing="false" fo:line-height="90%" fo:text-align="start" style:justify-single-word="false" fo:text-indent="0cm" style:auto-text-indent="false"/>
    </style:style>
    <style:style style:name="P2" style:family="paragraph" style:parent-style-name="Heading_20_4">
      <style:paragraph-properties fo:margin-left="0cm" fo:margin-right="0cm" fo:line-height="115%" fo:orphans="2" fo:widows="2" fo:text-indent="0cm" style:auto-text-indent="false" fo:padding="0cm" fo:border="none"/>
      <style:text-properties style:use-window-font-color="true" loext:opacity="0%" style:font-name="Calibri1" fo:font-size="12pt" officeooo:paragraph-rsid="00176f8e" style:font-size-asian="12pt" style:font-size-complex="12pt"/>
    </style:style>
    <style:style style:name="P3" style:family="paragraph" style:parent-style-name="Estilo_20_de_20_debuxo_20_predeterminado">
      <style:paragraph-properties fo:margin-top="0.4cm" fo:margin-bottom="0cm" style:contextual-spacing="false" style:line-height-at-least="0.353cm" fo:text-align="start" style:justify-single-word="false"/>
      <style:text-properties fo:color="#000000" loext:opacity="100%" style:font-name="Calibri" fo:font-size="20pt" fo:letter-spacing="normal" style:font-size-asian="20pt" style:font-size-complex="20pt"/>
    </style:style>
    <style:style style:name="P4" style:family="paragraph" style:parent-style-name="Estilo_20_de_20_debuxo_20_predeterminado" style:list-style-name="List_20_1">
      <style:paragraph-properties fo:margin-top="0.4cm" fo:margin-bottom="0cm" style:contextual-spacing="false" style:line-height-at-least="0.353cm" fo:text-align="start" style:justify-single-word="false"/>
      <style:text-properties fo:color="#000000" loext:opacity="100%" style:font-name="Calibri" fo:font-size="20pt" fo:letter-spacing="normal" style:font-size-asian="20pt" style:font-size-complex="20pt"/>
    </style:style>
    <style:style style:name="P5" style:family="paragraph" style:parent-style-name="Estilo_20_de_20_debuxo_20_predeterminado" style:list-style-name="List_20_1">
      <style:paragraph-properties fo:margin-top="0.4cm" fo:margin-bottom="0cm" style:contextual-spacing="false" style:line-height-at-least="0.353cm" fo:text-align="start" style:justify-single-word="false"/>
      <style:text-properties fo:color="#000000" loext:opacity="100%" style:font-name="Calibri" fo:font-size="20pt" fo:letter-spacing="normal" officeooo:paragraph-rsid="0012a10a" style:font-size-asian="20pt" style:font-size-complex="20pt"/>
    </style:style>
    <style:style style:name="P6" style:family="paragraph" style:parent-style-name="Estilo_20_de_20_debuxo_20_predeterminado" style:list-style-name="L1">
      <style:paragraph-properties fo:margin-top="0.4cm" fo:margin-bottom="0cm" style:contextual-spacing="false" style:line-height-at-least="0.353cm" fo:text-align="start" style:justify-single-word="false"/>
      <style:text-properties fo:color="#000000" loext:opacity="100%" style:font-name="Calibri" fo:font-size="20pt" fo:letter-spacing="normal" style:font-size-asian="20pt" style:font-size-complex="20pt"/>
    </style:style>
    <style:style style:name="P7" style:family="paragraph" style:parent-style-name="Estilo_20_de_20_debuxo_20_predeterminado" style:list-style-name="List_20_1">
      <style:paragraph-properties fo:margin-top="0.4cm" fo:margin-bottom="0cm" style:contextual-spacing="false" fo:line-height="90%" fo:text-align="start" style:justify-single-word="false"/>
      <style:text-properties fo:color="#000000" loext:opacity="100%" style:font-name="Calibri" fo:font-size="20pt" fo:letter-spacing="normal" style:font-size-asian="20pt" style:font-size-complex="20pt"/>
    </style:style>
    <style:style style:name="P8" style:family="paragraph" style:parent-style-name="Estilo_20_de_20_debuxo_20_predeterminado" style:list-style-name="List_20_1">
      <style:paragraph-properties fo:margin-top="0.4cm" fo:margin-bottom="0cm" style:contextual-spacing="false" fo:line-height="90%" fo:text-align="start" style:justify-single-word="false"/>
      <style:text-properties fo:color="#000000" loext:opacity="100%" style:font-name="Calibri" fo:font-size="20pt" fo:letter-spacing="normal" officeooo:paragraph-rsid="0012a10a" style:font-size-asian="20pt" style:font-size-complex="20pt"/>
    </style:style>
    <style:style style:name="P9" style:family="paragraph" style:parent-style-name="Estilo_20_de_20_debuxo_20_predeterminado">
      <style:paragraph-properties fo:margin-top="0.4cm" fo:margin-bottom="0cm" style:contextual-spacing="false" style:line-height-at-least="0.353cm" fo:text-align="start" style:justify-single-word="false"/>
      <style:text-properties fo:color="#000000" loext:opacity="100%" style:font-name="Calibri" fo:font-size="20pt" fo:letter-spacing="normal" officeooo:rsid="001127bc" officeooo:paragraph-rsid="001127bc" style:font-size-asian="20pt" style:font-size-complex="20pt"/>
    </style:style>
    <style:style style:name="P10" style:family="paragraph" style:parent-style-name="Estilo_20_de_20_debuxo_20_predeterminado" style:list-style-name="List_20_1">
      <style:paragraph-properties fo:margin-top="0.4cm" fo:margin-bottom="0cm" style:contextual-spacing="false" style:line-height-at-least="0.353cm" fo:text-align="start" style:justify-single-word="false"/>
      <style:text-properties fo:color="#000000" loext:opacity="100%" style:font-name="Calibri" fo:font-size="20pt" fo:letter-spacing="normal" officeooo:rsid="001127bc" officeooo:paragraph-rsid="0012a10a" style:font-size-asian="20pt" style:font-size-complex="20pt"/>
    </style:style>
    <style:style style:name="P11" style:family="paragraph" style:parent-style-name="Estilo_20_de_20_debuxo_20_predeterminado" style:list-style-name="List_20_1">
      <style:paragraph-properties fo:margin-top="0.4cm" fo:margin-bottom="0cm" style:contextual-spacing="false" style:line-height-at-least="0.353cm" fo:text-align="start" style:justify-single-word="false"/>
      <style:text-properties fo:color="#000000" loext:opacity="100%" style:font-name="Calibri" fo:font-size="12pt" fo:letter-spacing="normal" officeooo:paragraph-rsid="0012a10a" style:font-size-asian="10.5pt" style:font-size-complex="12pt"/>
    </style:style>
    <style:style style:name="P12" style:family="paragraph" style:parent-style-name="Estilo_20_de_20_debuxo_20_predeterminado" style:list-style-name="List_20_1">
      <style:paragraph-properties fo:margin-top="0.4cm" fo:margin-bottom="0cm" style:contextual-spacing="false" style:line-height-at-least="0.353cm" fo:text-align="start" style:justify-single-word="false"/>
      <style:text-properties fo:color="#000000" loext:opacity="100%" style:font-name="Calibri" fo:font-size="18pt" fo:letter-spacing="normal" officeooo:rsid="001127bc" officeooo:paragraph-rsid="0012a10a" style:font-size-asian="18pt" style:font-size-complex="18pt"/>
    </style:style>
    <style:style style:name="P13" style:family="paragraph" style:parent-style-name="Estilo_20_de_20_debuxo_20_predeterminado" style:list-style-name="List_20_1">
      <style:paragraph-properties fo:margin-top="0.4cm" fo:margin-bottom="0cm" style:contextual-spacing="false" style:line-height-at-least="0.353cm" fo:text-align="start" style:justify-single-word="false"/>
      <style:text-properties fo:color="#000000" loext:opacity="100%" style:font-name="Calibri" fo:font-size="16pt" fo:letter-spacing="normal" officeooo:rsid="001127bc" officeooo:paragraph-rsid="0012a10a" style:font-size-asian="16pt" style:font-size-complex="16pt"/>
    </style:style>
    <style:style style:name="P14" style:family="paragraph" style:parent-style-name="Estilo_20_de_20_debuxo_20_predeterminado" style:list-style-name="List_20_1">
      <style:paragraph-properties fo:margin-top="0.4cm" fo:margin-bottom="0cm" style:contextual-spacing="false" style:line-height-at-least="0.353cm" fo:text-align="start" style:justify-single-word="false"/>
      <style:text-properties style:use-window-font-color="true" loext:opacity="0%" style:font-name="Calibri1" fo:font-size="12pt" fo:letter-spacing="normal" officeooo:paragraph-rsid="0012a10a" style:font-size-asian="12pt" style:font-size-complex="12pt"/>
    </style:style>
    <style:style style:name="P15" style:family="paragraph" style:parent-style-name="Estilo_20_de_20_debuxo_20_predeterminado" style:list-style-name="List_20_1">
      <style:paragraph-properties fo:margin-top="0.4cm" fo:margin-bottom="0cm" style:contextual-spacing="false" fo:line-height="90%" fo:text-align="start" style:justify-single-word="false"/>
      <style:text-properties style:use-window-font-color="true" loext:opacity="0%" style:font-name="Calibri1" fo:font-size="12pt" officeooo:paragraph-rsid="0012a10a" style:font-size-asian="12pt" style:font-size-complex="12pt"/>
    </style:style>
    <style:style style:name="P16" style:family="paragraph" style:parent-style-name="Estilo_20_de_20_debuxo_20_predeterminado" style:list-style-name="List_20_1">
      <style:paragraph-properties fo:margin-top="0.4cm" fo:margin-bottom="0cm" style:contextual-spacing="false" style:line-height-at-least="0.353cm" fo:text-align="start" style:justify-single-word="false"/>
      <style:text-properties style:use-window-font-color="true" loext:opacity="0%" officeooo:paragraph-rsid="0012a10a"/>
    </style:style>
    <style:style style:name="P17" style:family="paragraph" style:parent-style-name="Estilo_20_de_20_debuxo_20_predeterminado">
      <style:paragraph-properties fo:margin-left="0cm" fo:margin-right="0cm" fo:margin-top="0.353cm" fo:margin-bottom="0cm" style:contextual-spacing="false" fo:line-height="90%" fo:text-align="start" style:justify-single-word="false" fo:text-indent="0cm" style:auto-text-indent="false"/>
      <style:text-properties fo:color="#000000" loext:opacity="100%" style:font-name="Calibri" fo:font-size="28pt" fo:letter-spacing="normal" style:font-size-asian="28pt"/>
    </style:style>
    <style:style style:name="P18" style:family="paragraph" style:parent-style-name="Heading_20_2">
      <style:paragraph-properties fo:margin-top="0.4cm" fo:margin-bottom="0cm" style:contextual-spacing="false" fo:line-height="90%" fo:text-align="start" style:justify-single-word="false"/>
      <style:text-properties fo:font-variant="normal" fo:text-transform="none" style:use-window-font-color="true" loext:opacity="0%" style:font-name="Calibri1" fo:font-size="15pt" fo:letter-spacing="normal" fo:font-style="normal" fo:font-weight="normal" officeooo:rsid="00176f8e" officeooo:paragraph-rsid="00176f8e" style:font-name-asian="NSimSun" style:font-size-asian="15pt" style:font-weight-asian="bold" style:font-name-complex="Arial2" style:font-size-complex="15pt" style:font-weight-complex="bold"/>
    </style:style>
    <style:style style:name="P19" style:family="paragraph" style:parent-style-name="Heading_20_3">
      <style:paragraph-properties fo:margin-left="0cm" fo:margin-right="0cm" fo:line-height="115%" fo:orphans="2" fo:widows="2" fo:text-indent="0cm" style:auto-text-indent="false" fo:padding="0cm" fo:border="none"/>
    </style:style>
    <style:style style:name="P20" style:family="paragraph" style:parent-style-name="Standard" style:list-style-name="List_20_1">
      <style:paragraph-properties fo:margin-top="0.4cm" fo:margin-bottom="0cm" style:contextual-spacing="false" style:line-height-at-least="0.353cm" fo:text-align="start" style:justify-single-word="false"/>
      <style:text-properties officeooo:paragraph-rsid="0012a10a"/>
    </style:style>
    <style:style style:name="P21" style:family="paragraph" style:parent-style-name="Text_20_body" style:list-style-name="List_20_1">
      <style:paragraph-properties fo:margin-left="0cm" fo:margin-right="0cm" fo:orphans="2" fo:widows="2" fo:text-indent="0cm" style:auto-text-indent="false"/>
      <style:text-properties style:use-window-font-color="true" loext:opacity="0%" style:font-name="Calibri1" fo:font-size="12pt" officeooo:paragraph-rsid="0012a10a" style:font-size-asian="12pt" style:font-size-complex="12pt"/>
    </style:style>
    <style:style style:name="P22" style:family="paragraph" style:parent-style-name="Text_20_body">
      <style:paragraph-properties fo:margin-left="0cm" fo:margin-right="0cm" fo:line-height="115%" fo:orphans="2" fo:widows="2" fo:text-indent="0cm" style:auto-text-indent="false"/>
      <style:text-properties fo:font-variant="normal" fo:text-transform="none" style:use-window-font-color="true" loext:opacity="0%" style:font-name="Calibri1" fo:font-size="12pt" fo:letter-spacing="normal" fo:font-style="normal" fo:font-weight="normal" style:font-size-asian="12pt" style:font-size-complex="12pt"/>
    </style:style>
    <style:style style:name="P23" style:family="paragraph" style:parent-style-name="Text_20_body" style:list-style-name="List_20_1">
      <style:paragraph-properties fo:margin-left="0cm" fo:margin-right="0cm" fo:margin-top="0cm" fo:margin-bottom="0cm" style:contextual-spacing="false" fo:orphans="2" fo:widows="2" fo:text-indent="0cm" style:auto-text-indent="false" fo:padding="0cm" fo:border="none"/>
      <style:text-properties style:use-window-font-color="true" loext:opacity="0%" style:font-name="Calibri1" fo:font-size="12pt" officeooo:paragraph-rsid="0012a10a" style:font-size-asian="12pt" style:font-size-complex="12pt"/>
    </style:style>
    <style:style style:name="P24" style:family="paragraph" style:parent-style-name="Text_20_body" style:list-style-name="L3">
      <style:paragraph-properties fo:margin-left="0cm" fo:margin-right="0cm" fo:margin-top="0cm" fo:margin-bottom="0cm" style:contextual-spacing="false" fo:line-height="115%" fo:orphans="2" fo:widows="2" fo:text-indent="0cm" style:auto-text-indent="false" fo:padding="0cm" fo:border="none"/>
    </style:style>
    <style:style style:name="P25" style:family="paragraph" style:parent-style-name="Text_20_body" style:list-style-name="List_20_1">
      <style:paragraph-properties fo:margin-left="0cm" fo:margin-right="0cm" fo:margin-top="0.4cm" fo:margin-bottom="0cm" style:contextual-spacing="false" style:line-height-at-least="0.353cm" fo:text-align="start" style:justify-single-word="false" fo:orphans="2" fo:widows="2" fo:text-indent="0cm" style:auto-text-indent="false"/>
      <style:text-properties style:use-window-font-color="true" loext:opacity="0%" style:font-name="Calibri1" fo:font-size="12pt" officeooo:paragraph-rsid="0012a10a" style:font-size-asian="12pt" style:font-size-complex="12pt"/>
    </style:style>
    <style:style style:name="P26" style:family="paragraph" style:parent-style-name="Text_20_body" style:list-style-name="List_20_1">
      <style:paragraph-properties fo:margin-left="0cm" fo:margin-right="0cm" fo:margin-top="0.4cm" fo:margin-bottom="0cm" style:contextual-spacing="false" style:line-height-at-least="0.353cm" fo:text-align="start" style:justify-single-word="false" fo:orphans="2" fo:widows="2" fo:text-indent="0cm" style:auto-text-indent="false"/>
      <style:text-properties style:font-name="Calibri1" fo:font-size="12pt" officeooo:paragraph-rsid="0012a10a" style:font-size-asian="12pt" style:font-size-complex="12pt"/>
    </style:style>
    <style:style style:name="P27" style:family="paragraph" style:parent-style-name="Text_20_body">
      <style:paragraph-properties fo:margin-left="0cm" fo:margin-right="0cm" fo:orphans="2" fo:widows="2" fo:text-indent="0cm" style:auto-text-indent="false" fo:padding="0cm" fo:border="none"/>
      <style:text-properties fo:font-variant="normal" fo:text-transform="none" fo:color="#333333" loext:opacity="100%" style:font-name="Arial1" fo:font-size="9pt" fo:letter-spacing="normal" fo:font-style="normal" fo:font-weight="normal"/>
    </style:style>
    <style:style style:name="P28" style:family="paragraph" style:parent-style-name="Text_20_body">
      <style:paragraph-properties fo:margin-left="0cm" fo:margin-right="0cm" fo:orphans="2" fo:widows="2" fo:text-indent="0cm" style:auto-text-indent="false" fo:padding="0cm" fo:border="none"/>
    </style:style>
    <style:style style:name="P29" style:family="paragraph" style:parent-style-name="Text_20_body">
      <style:paragraph-properties fo:margin-left="0cm" fo:margin-right="0cm" fo:line-height="160%" fo:orphans="2" fo:widows="2" fo:text-indent="0cm" style:auto-text-indent="false" fo:padding="0cm" fo:border="none"/>
    </style:style>
    <style:style style:name="P30" style:family="paragraph" style:parent-style-name="Text_20_body" style:list-style-name="List_20_1">
      <style:paragraph-properties fo:margin-top="0cm" fo:margin-bottom="0cm" style:contextual-spacing="false" fo:orphans="2" fo:widows="2" fo:padding="0cm" fo:border="none"/>
      <style:text-properties style:use-window-font-color="true" loext:opacity="0%" style:font-name="Calibri1" fo:font-size="12pt" officeooo:paragraph-rsid="0012a10a" style:font-size-asian="12pt" style:font-size-complex="12pt"/>
    </style:style>
    <style:style style:name="P31" style:family="paragraph" style:parent-style-name="Text_20_body" style:list-style-name="L3">
      <style:paragraph-properties fo:margin-top="0cm" fo:margin-bottom="0cm" style:contextual-spacing="false" fo:line-height="115%" fo:orphans="2" fo:widows="2" fo:padding="0cm" fo:border="none"/>
    </style:style>
    <style:style style:name="P32" style:family="paragraph" style:parent-style-name="Text_20_body" style:list-style-name="List_20_1">
      <style:paragraph-properties fo:margin-top="0.4cm" fo:margin-bottom="0cm" style:contextual-spacing="false" style:line-height-at-least="0.353cm" fo:text-align="start" style:justify-single-word="false"/>
    </style:style>
    <style:style style:name="P33" style:family="paragraph" style:parent-style-name="Text_20_body" style:list-style-name="List_20_1">
      <style:paragraph-properties fo:margin-top="0.4cm" fo:margin-bottom="0cm" style:contextual-spacing="false" style:line-height-at-least="0.353cm" fo:text-align="start" style:justify-single-word="false"/>
      <style:text-properties style:use-window-font-color="true" loext:opacity="0%" style:font-name="Calibri1" fo:font-size="12pt" fo:letter-spacing="normal" officeooo:rsid="001127bc" officeooo:paragraph-rsid="0012a10a" style:font-size-asian="12pt" style:font-size-complex="12pt"/>
    </style:style>
    <style:style style:name="P34" style:family="paragraph" style:parent-style-name="Text_20_body" style:list-style-name="List_20_1">
      <style:paragraph-properties fo:margin-top="0.4cm" fo:margin-bottom="0cm" style:contextual-spacing="false" style:line-height-at-least="0.353cm" fo:text-align="start" style:justify-single-word="false"/>
      <style:text-properties fo:font-variant="normal" fo:text-transform="none" fo:color="#333333" loext:opacity="100%" style:font-name="Arial1" fo:font-size="9pt" fo:letter-spacing="normal" fo:font-style="normal" fo:font-weight="normal" style:font-size-asian="20pt" style:font-size-complex="20pt"/>
    </style:style>
    <style:style style:name="T1" style:family="text">
      <style:text-properties fo:color="#000000" loext:opacity="100%" style:font-name="Calibri" fo:font-size="28pt" fo:letter-spacing="normal" style:font-size-asian="28pt"/>
    </style:style>
    <style:style style:name="T2" style:family="text">
      <style:text-properties fo:color="#000000" loext:opacity="100%" style:font-name="Calibri" fo:font-size="28pt" fo:letter-spacing="normal" officeooo:rsid="001008dc" style:font-size-asian="28pt"/>
    </style:style>
    <style:style style:name="T3" style:family="text">
      <style:text-properties fo:font-variant="normal" fo:text-transform="none" fo:color="#202122" loext:opacity="100%" style:font-name="sans-serif" fo:font-size="10.5pt" fo:letter-spacing="normal" fo:font-style="normal" fo:font-weight="normal"/>
    </style:style>
    <style:style style:name="T4" style:family="text">
      <style:text-properties fo:font-variant="normal" fo:text-transform="none" fo:color="#202122" loext:opacity="100%" style:text-line-through-style="none" style:text-line-through-type="none" style:font-name="sans-serif" fo:font-size="10.5pt" fo:letter-spacing="normal" fo:font-style="normal" style:text-underline-style="none" fo:font-weight="normal" style:text-blinking="false" style:font-size-asian="12pt" style:font-size-complex="12pt"/>
    </style:style>
    <style:style style:name="T5" style:family="text">
      <style:text-properties fo:font-variant="normal" fo:text-transform="none" style:use-window-font-color="true" loext:opacity="0%" style:font-name="sans-serif" fo:font-style="normal" fo:font-weight="normal"/>
    </style:style>
    <style:style style:name="T6" style:family="text">
      <style:text-properties fo:font-variant="normal" fo:text-transform="none" style:use-window-font-color="true" loext:opacity="0%" style:font-name="sans-serif" fo:letter-spacing="normal" fo:font-style="normal" fo:font-weight="normal" officeooo:rsid="001127bc"/>
    </style:style>
    <style:style style:name="T7" style:family="text">
      <style:text-properties fo:font-variant="normal" fo:text-transform="none" style:use-window-font-color="true" loext:opacity="0%" style:text-line-through-style="none" style:text-line-through-type="none" style:font-name="Calibri1"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style:use-window-font-color="true" loext:opacity="0%" style:text-line-through-style="none" style:text-line-through-type="none" style:font-name="Calibri1" fo:font-size="12pt" fo:letter-spacing="normal"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style:use-window-font-color="true" loext:opacity="0%" style:text-line-through-style="none" style:text-line-through-type="none" style:font-name="Calibri1" fo:font-size="12pt" fo:letter-spacing="normal" fo:font-style="normal" style:text-underline-style="none" fo:font-weight="normal" style:text-blinking="false" fo:background-color="#ffffff" loext:char-shading-value="0" style:font-size-asian="12pt" style:font-size-complex="12pt"/>
    </style:style>
    <style:style style:name="T10" style:family="text">
      <style:text-properties fo:font-variant="normal" fo:text-transform="none" style:use-window-font-color="true" loext:opacity="0%" style:text-line-through-style="none" style:text-line-through-type="none" style:font-name="Calibri1" fo:font-size="12pt" fo:font-style="normal" style:text-underline-style="none" fo:font-weight="normal" style:text-blinking="false" style:font-size-asian="12pt" style:font-size-complex="12pt"/>
    </style:style>
    <style:style style:name="T11"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1127bc" style:text-blinking="false"/>
    </style:style>
    <style:style style:name="T12" style:family="text">
      <style:text-properties fo:font-variant="normal" fo:text-transform="none" style:use-window-font-color="true" loext:opacity="0%" style:font-name="Calibri1" fo:font-size="12pt" fo:letter-spacing="normal" fo:font-style="normal" fo:font-weight="normal" style:font-size-asian="12pt" style:font-size-complex="12pt"/>
    </style:style>
    <style:style style:name="T13" style:family="text">
      <style:text-properties fo:font-variant="normal" fo:text-transform="none" style:use-window-font-color="true" loext:opacity="0%" style:font-name="Calibri1" fo:font-size="12pt" fo:letter-spacing="normal" fo:font-style="normal" fo:font-weight="normal" officeooo:rsid="0012a10a" style:font-size-asian="12pt" style:font-size-complex="12pt"/>
    </style:style>
    <style:style style:name="T14" style:family="text">
      <style:text-properties fo:font-variant="normal" fo:text-transform="none" style:use-window-font-color="true" loext:opacity="0%" style:font-name="Calibri1" fo:font-size="12pt" fo:letter-spacing="normal" fo:font-style="normal" fo:font-weight="normal" officeooo:rsid="00176f8e" style:font-size-asian="12pt" style:font-size-complex="12pt"/>
    </style:style>
    <style:style style:name="T15" style:family="text">
      <style:text-properties fo:font-variant="normal" fo:text-transform="none" style:use-window-font-color="true" loext:opacity="0%" style:font-name="Calibri1"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style:use-window-font-color="true" loext:opacity="0%" style:font-name="Calibri1" fo:font-size="12pt" fo:letter-spacing="normal" style:font-size-asian="12pt" style:font-size-complex="12pt"/>
    </style:style>
    <style:style style:name="T17" style:family="text">
      <style:text-properties fo:font-variant="normal" fo:text-transform="none" style:use-window-font-color="true" loext:opacity="0%" style:font-name="Calibri1" fo:font-size="12pt" fo:font-style="normal" fo:font-weight="normal" style:font-size-asian="12pt" style:font-size-complex="12pt"/>
    </style:style>
    <style:style style:name="T18" style:family="text">
      <style:text-properties fo:font-variant="normal" fo:text-transform="none" style:use-window-font-color="true" loext:opacity="0%" style:font-name="Calibri1" fo:font-style="normal" fo:font-weight="normal" style:font-size-asian="12pt"/>
    </style:style>
    <style:style style:name="T19" style:family="text">
      <style:text-properties fo:font-variant="normal" fo:text-transform="none" style:use-window-font-color="true" loext:opacity="0%" style:font-name="Calibri1" fo:font-size="14pt" fo:letter-spacing="normal" fo:font-style="normal" fo:font-weight="normal" style:font-size-asian="14pt" style:font-size-complex="14pt"/>
    </style:style>
    <style:style style:name="T20" style:family="text">
      <style:text-properties fo:font-variant="normal" fo:text-transform="none" style:use-window-font-color="true" loext:opacity="0%" fo:letter-spacing="normal" fo:font-style="normal" fo:font-weight="normal" officeooo:rsid="001127bc"/>
    </style:style>
    <style:style style:name="T21" style:family="text">
      <style:text-properties fo:font-variant="normal" fo:text-transform="none" style:use-window-font-color="true" loext:opacity="0%" fo:letter-spacing="normal" fo:font-style="normal" style:text-underline-style="none" fo:font-weight="normal" officeooo:rsid="001127bc"/>
    </style:style>
    <style:style style:name="T22" style:family="text">
      <style:text-properties fo:font-variant="normal" fo:text-transform="none" style:text-line-through-style="none" style:text-line-through-type="none" fo:letter-spacing="normal" fo:font-style="normal" style:text-underline-style="none" fo:font-weight="normal" style:text-blinking="false"/>
    </style:style>
    <style:style style:name="T2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4"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25" style:family="text">
      <style:text-properties fo:font-variant="normal" fo:text-transform="none" style:text-line-through-style="none" style:text-line-through-type="none" style:font-name="Calibri1" fo:font-size="12pt" fo:letter-spacing="normal" fo:font-style="normal" style:text-underline-style="none" fo:font-weight="normal" style:text-blinking="false" fo:background-color="#ffffff" loext:char-shading-value="0" style:font-size-asian="12pt" style:font-size-complex="12pt"/>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12a10a"/>
    </style:style>
    <style:style style:name="T28" style:family="text">
      <style:text-properties fo:font-variant="normal" fo:text-transform="none" fo:font-style="normal" fo:font-weight="normal"/>
    </style:style>
    <style:style style:name="T29" style:family="text">
      <style:text-properties fo:font-variant="normal" fo:text-transform="none" style:font-name="Calibri1" fo:font-size="12pt" fo:letter-spacing="normal" fo:font-style="normal" fo:font-weight="normal" style:font-size-asian="12pt" style:font-size-complex="12pt"/>
    </style:style>
    <style:style style:name="T30" style:family="text">
      <style:text-properties fo:font-variant="normal" fo:text-transform="none" fo:color="#333333" loext:opacity="100%" style:font-name="Arial1" fo:font-size="9pt" fo:letter-spacing="normal" fo:font-style="normal" fo:font-weight="normal"/>
    </style:style>
    <style:style style:name="T31" style:family="text">
      <style:text-properties fo:font-variant="normal" fo:text-transform="none" fo:color="#333333" loext:opacity="100%" style:font-name="Calibri1" fo:font-size="14pt" fo:letter-spacing="normal" fo:font-style="normal" fo:font-weight="normal" style:font-size-asian="12.25pt" style:font-size-complex="14pt"/>
    </style:style>
    <style:style style:name="T32" style:family="text">
      <style:text-properties fo:font-variant="normal" fo:text-transform="none" fo:color="#0076cb" loext:opacity="100%" style:text-line-through-style="none" style:text-line-through-type="none" style:font-name="Arial1" fo:font-size="9pt" fo:letter-spacing="normal" fo:font-style="normal" style:text-underline-style="none" fo:font-weight="normal" style:text-blinking="false"/>
    </style:style>
    <style:style style:name="T33" style:family="text">
      <style:text-properties fo:font-variant="normal" fo:text-transform="none" fo:font-size="14pt" fo:letter-spacing="normal" fo:font-style="normal" fo:font-weight="normal" style:font-size-asian="14pt" style:font-size-complex="14pt"/>
    </style:style>
    <style:style style:name="T34" style:family="text">
      <style:text-properties fo:letter-spacing="normal" fo:font-style="italic" fo:font-weight="normal"/>
    </style:style>
    <style:style style:name="T35" style:family="text">
      <style:text-properties fo:letter-spacing="normal" fo:font-style="italic" fo:font-weight="normal" officeooo:rsid="0012a10a"/>
    </style:style>
    <style:style style:name="T36" style:family="text">
      <style:text-properties style:use-window-font-color="true" loext:opacity="0%"/>
    </style:style>
    <style:style style:name="T37" style:family="text">
      <style:text-properties style:use-window-font-color="true" loext:opacity="0%" style:font-name="Calibri1" fo:font-size="12pt" fo:letter-spacing="normal" style:font-size-asian="12pt" style:font-size-complex="12pt"/>
    </style:style>
    <style:style style:name="T38" style:family="text">
      <style:text-properties style:font-name="Calibri1"/>
    </style:style>
    <style:style style:name="T39" style:family="text">
      <style:text-properties style:font-name="Calibri1" fo:font-size="12pt" fo:letter-spacing="normal" style:font-size-asian="12pt" style:font-size-complex="12pt"/>
    </style:style>
    <style:style style:name="T40" style:family="text">
      <style:text-properties style:font-name="Calibri1" fo:font-size="14pt"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 </text:span><text:span text:style-name="T1">Busca información sobre los términos de:</text:span></text:p>
      <text:list xml:id="list1912109563" text:style-name="List_20_1">
        <text:list-item>
          <text:p text:style-name="P4">La licencia de Openbravo ERP</text:p>
          <text:p text:style-name="P32"><text:span text:style-name="T15">La Plataforma ERP de Openbravo es una </text:span><text:span text:style-name="T8">ERP </text:span><text:span text:style-name="T15">basada en </text:span><text:span text:style-name="T8">aplicación web </text:span><text:span text:style-name="T15">como solución de negocio para la </text:span><text:span text:style-name="T8">Pequeña y mediana empresa </text:span><text:span text:style-name="T15">liberado bajo la licencia Openbravo Public License, basada en la </text:span><text:span text:style-name="T8">Mozilla Public License</text:span><text:span text:style-name="T15">. </text:span></text:p>
        </text:list-item>
        <text:list-item>
          <text:p text:style-name="P5">La licencia del ERP de software libre OpenERP</text:p>
          <text:p text:style-name="P16"><text:span text:style-name="T29"><text:s/>Cuenta con una versión "comunitaria" de </text:span><text:span text:style-name="T25">código abierto </text:span><text:span text:style-name="T29">bajo licencia </text:span><text:span text:style-name="T25">LGPLv3 </text:span><text:span text:style-name="T29">y una versión empresarial bajo licencia comercial que complementa la edición comunitaria con características y servicios comerciales y desarrollada por la empresa </text:span><text:span text:style-name="T25">belga </text:span><text:span text:style-name="T29">Odoo S.A. El fabricante declara su producto como una alternativa de código abierto a </text:span><text:span text:style-name="T25">SAP ERP </text:span><text:span text:style-name="T29">y </text:span><text:span text:style-name="T25">Microsoft Dynamics</text:span><text:span text:style-name="T29">.</text:span><text:span text:style-name="T39"> </text:span></text:p>
          <text:p text:style-name="P20"><text:span text:style-name="T12">Los módulos de O</text:span><text:span text:style-name="T13">penERP</text:span><text:span text:style-name="T12">, en su mayoría, están cubiertos por la </text:span><text:span text:style-name="T9">licencia LGPLv3 </text:span><text:span text:style-name="T12">(Lesser General Public License) (en septiembre de 2015 cambió el de </text:span><text:span text:style-name="T9">licencia AGPL </text:span><text:span text:style-name="T12">a </text:span><text:span text:style-name="T9">LGPLv3</text:span><text:span text:style-name="T12">).</text:span><text:bookmark text:name="cite_ref-3"/><text:a xlink:type="simple" xlink:href="https://es.wikipedia.org/wiki/Odoo#cite_note-3" text:style-name="Internet_20_link" text:visited-style-name="Visited_20_Internet_20_Link"><text:span text:style-name="T7">3</text:span></text:a><text:span text:style-name="T16"> </text:span><text:span text:style-name="T12">Como consecuencia directa, OpenERP no requiere ningún pago de licencias para ser utilizado, a diferencia de los software más usados del mercado. Esto también implica que, mientras que se respeten los términos de la </text:span><text:span text:style-name="T9">licencia</text:span><text:span text:style-name="T12">, la modificación directa del programa es posible.</text:span><text:span text:style-name="T37"> </text:span></text:p>
        </text:list-item>
        <text:list-item>
          <text:p text:style-name="P4">Copyright de la empresa SAP</text:p>
          <text:p text:style-name="P34"><text:span text:style-name="T40">“</text:span>© 2020 SAP SE o una empresa filial de SAP. Reservados todos los derechos.</text:p>
        </text:list-item>
      </text:list>
      <text:p text:style-name="P27">Queda prohibida la reproducción o transmisión de cualquier parte de esta publicación, en cualquier forma o para cualquier fin, sin el permiso expreso de SAP SE o de una empresa filial de SAP. La información que aquí se incluye puede modificarse sin previo aviso.</text:p>
      <text:p text:style-name="P27">Algunos productos de software comercializados por SAP SE y sus distribuidores contienen componentes de software con derechos de autor de otros proveedores de software. Las especificaciones de productos en cada país pueden ser diferentes.</text:p>
      <text:p text:style-name="P27">SAP SE o una empresa filial de SAP SE proporcionan estos materiales con fines meramente informativos, sin manifestación ni garantía de ningún tipo. Ni SAP SE ni sus empresas filiales se hacen responsables de los errores u omisiones en relación con los materiales. Las únicas garantías para los productos y servicios de SAP SE o de sus empresas filiales son aquellas especificadas en las cláusulas expresas de garantía que acompañan a dichos productos y servicios, si las hubiera. Nada de lo que se incluye en este documento debe interpretarse como garantía adicional.</text:p>
      <text:p text:style-name="P27">SAP y los productos y servicios de SAP mencionados, así como sus respectivos logotipos, son marcas comerciales o marcas registradas de SAP SE (o de una empresa filial de SAP) en Alemania y en otros países. Todos los nombres y servicios de productos son las marcas comerciales de sus respectivas empresas.</text:p>
      <text:p text:style-name="P28"><text:span text:style-name="T30">Consulte </text:span><text:a xlink:type="simple" xlink:href="https://www.sap.com/spain/about/legal/trademark.html" office:target-frame-name="_blank" xlink:show="new" text:style-name="Internet_20_link" text:visited-style-name="Visited_20_Internet_20_Link"><text:span text:style-name="T32">https://www.sap.com/spain/about/legal/trademark.html</text:span></text:a><text:span text:style-name="T30"> para obtener información y avisos adicionales sobre marcas comerciales.</text:span><text:span text:style-name="T31">”</text:span></text:p>
      <text:p text:style-name="P17"><text:soft-page-break/></text:p>
      <text:p text:style-name="P1"><text:span text:style-name="T2">2.- </text:span><text:span text:style-name="T1">Busca información de cómo surgieron y datos a destacar de: <text:s/></text:span></text:p>
      <text:list xml:id="list215020493999059" text:continue-numbering="true" text:style-name="List_20_1">
        <text:list-item>
          <text:p text:style-name="P7">Openbravo ERP</text:p>
          <text:p text:style-name="P13"><text:span text:style-name="T36">Openbravo</text:span>:</text:p>
          <text:p text:style-name="P14"><text:span text:style-name="T28">Openbravo es en la actualidad un proveedor global de software en la nube, especializado en soluciones para el sector minorista y de restaurantes, conocido anteriormente como fabricante de una solución ERP horizontal en software libre para distintos sectores.</text:span></text:p>
          <text:p text:style-name="P11"><text:span text:style-name="T18">Los orígenes de Openbravo se encuentran en el desarrollo de soluciones para la gestión del negocio, inicialmente por parte de dos empleados de la </text:span><text:span text:style-name="T18">, Nicolás Serrano e Ismael Ciordia. Ambos participaron a mediados de los 90s en la gestión de la universidad. </text:span></text:p>
          <text:p text:style-name="P12"><text:span text:style-name="T5">Openbravo ERP:</text:span></text:p>
          <text:p text:style-name="P10"><text:span text:style-name="T17">El modelo para el programa fue orignalmente basado en el programa ERP </text:span><text:span text:style-name="T10">Compiere </text:span><text:span text:style-name="T17">que también es de código abierto, liberado bajo la licencia </text:span><text:span text:style-name="T10">GNU General Public License </text:span><text:span text:style-name="T17">versión 2. El programa se encontraba entre los diez proyectos más activos de </text:span><text:span text:style-name="T10">Sourceforge </text:span><text:span text:style-name="T17">en enero de 2008.</text:span></text:p>
          <text:p text:style-name="P25"><text:span text:style-name="T26">Usando Openbravo, Organizaciones ERP pueden automatizar y registrar los procesos de negocio más comunes. Los procesos siguientes son compatibles: Ventas, Compras, Fabricación, Proyectos, Finanzas, MRP y mucho más. Numerosas extensiones funcionales comerciales están disponibles en la Openbravo Exchange que pueden ser adquiridos por los usuarios de la versión Professional Subscription de Openbravo ERP. Esta versión de pago ofrece funciones adicionales en comparación con la Edición para Comunidades gratuita (tales como: herramientas integradas de administración, herramienta no técnica de actualizaciones y mejoras, el acceso a Openbravo Exchange y un </text:span><text:span text:style-name="T22">Acuerdo de nivel de servicio</text:span><text:span text:style-name="T26">). Una característica de la aplicación Openbravo ERP es la </text:span><text:span text:style-name="T22">interfaz </text:span><text:span text:style-name="T26">web verde a través de la cual los usuarios pueden mantener los datos de la empresa en un navegador web en su PC. Openbravo también puede crear y exportar informes y datos a varios formatos, tales como </text:span><text:span text:style-name="T22">PDF </text:span><text:span text:style-name="T26">y </text:span><text:span text:style-name="T22">Microsoft Excel</text:span><text:span text:style-name="T26">.</text:span></text:p>
          <text:p text:style-name="P25"><text:span text:style-name="T26"/></text:p>
        </text:list-item>
        <text:list-item>
          <text:p text:style-name="P21"><text:span text:style-name="T26">La arquitectura de Openbravo basado en </text:span><text:span text:style-name="T22">Java </text:span><text:span text:style-name="T26">se centra en dos modelos de desarrollo:</text:span></text:p>
          <text:p text:style-name="P23"><text:span text:style-name="T22">- Ingeniería orientada a modelos</text:span><text:span text:style-name="T26">, en la que los desarrolladores describen la aplicación en términos de modelos en lugar de código</text:span></text:p>
          <text:p text:style-name="P30"><text:span text:style-name="T22"><text:s/>- Modelo vista controlador</text:span><text:span text:style-name="T26">, un patrón de diseño bien establecido en la cual se mantienen la lógica de presentación y la lógica de negocios aislados.</text:span></text:p>
          <text:p text:style-name="P26"><text:span text:style-name="T20">Estos dos modelos permiten la integración con otros programas con una sencilla interfa</text:span><text:span text:style-name="T21">z</text:span><text:bookmark text:name="cite_ref-pcworld_3-0"/><text:a xlink:type="simple" xlink:href="https://es.wikipedia.org/wiki/Openbravo#cite_note-pcworld-3" text:style-name="Internet_20_link" text:visited-style-name="Visited_20_Internet_20_Link">3</text:a><text:span text:style-name="T11"> </text:span><text:span text:style-name="T20">Debido a la aplicación de las normas de Openbravo ERP de código abierto se puede</text:span><text:span text:style-name="T6"> integrar con otras </text:span><text:soft-page-break/><text:span text:style-name="T20">aplicaciones de código abierto como Magento, una tienda en línea, Pentaho Business Intelligence, ProcessMaker BPM, Liferay Portal and SugarCRM</text:span><text:bookmark text:name="cite_ref-integration_4-0"/><text:a xlink:type="simple" xlink:href="https://es.wikipedia.org/wiki/Openbravo#cite_note-integration-4" text:style-name="Internet_20_link" text:visited-style-name="Visited_20_Internet_20_Link"><text:span text:style-name="T11">4</text:span></text:a></text:p>
          <text:p text:style-name="P33"><text:span text:style-name="T28"/></text:p>
        </text:list-item>
        <text:list-item>
          <text:p text:style-name="P8">OpenERP</text:p>
          <text:p text:style-name="P15"><text:span text:style-name="T27">Se conoce ahora como </text:span><text:span text:style-name="T26">Odoo y anteriormente como </text:span><text:span text:style-name="T34">TinyERP. </text:span><text:span text:style-name="T35">E</text:span><text:span text:style-name="T26">s un software de </text:span><text:span text:style-name="T23">ERP </text:span><text:span text:style-name="T26">integrado. </text:span><text:span text:style-name="T27">E</text:span><text:span text:style-name="T26">s un software empresarial todo en uno que incluye CRM, sitio web y comercio electrónico, facturación, contabilidad, fabricación, gestión de almacenes y proyectos, e inventario entre otros. </text:span></text:p>
        </text:list-item>
      </text:list>
      <text:h text:style-name="P18" text:outline-level="2">Arquitectura:</text:h>
      <text:h text:style-name="P2" text:outline-level="4"><text:bookmark text:name="Arquitectura_web"/><text:span text:style-name="T26">- </text:span><text:span text:style-name="T33">Arquitectura web</text:span><text:span text:style-name="T26">: está desarrollado sobre una arquitectura web. Hay disponibles múltiples aplicaciones cliente.</text:span></text:h>
      <text:h text:style-name="P19" text:outline-level="3"><text:bookmark text:name="Servidor_y_m.C3.B3dulos"/><text:bookmark text:name="Servidor_y_módulos"/><text:span text:style-name="T12">- </text:span><text:span text:style-name="T19">Servidor y módulos</text:span><text:span text:style-name="T12">: </text:span><text:span text:style-name="T14">e</text:span><text:span text:style-name="T12">l módulo del servidor está escrito en el lenguaje </text:span><text:a xlink:type="simple" xlink:href="https://es.wikipedia.org/wiki/Python" text:style-name="Internet_20_link" text:visited-style-name="Visited_20_Internet_20_Link"><text:span text:style-name="T7">Python</text:span></text:a><text:span text:style-name="T12">. El cliente se comunica con éste a través de </text:span><text:span text:style-name="T7">interfaces XML-RPC </text:span><text:span text:style-name="T12">y </text:span><text:a xlink:type="simple" xlink:href="https://es.wikipedia.org/wiki/JSON" text:style-name="Internet_20_link" text:visited-style-name="Visited_20_Internet_20_Link"><text:span text:style-name="T7">JSON</text:span></text:a><text:span text:style-name="T12">.La funcionalidad del negocio se organiza en módulos. Los módulos no son más que meras carpetas con una estructura predefinida, con código en Python y archivos </text:span><text:span text:style-name="T7">XML </text:span><text:span text:style-name="T12">en su interior. Un módulo define la estructura de los datos, formularios, informes, menús, procedimientos, flujos de trabajo, etc. Los módulos se definen mediante una </text:span><text:span text:style-name="T7">sintaxis </text:span><text:span text:style-name="T12">independiente del cliente, de tal forma que añadir nuevos objetos, como menús y formularios los hace disponibles para cualquier cliente.</text:span></text:h>
      <text:h text:style-name="P19" text:outline-level="3"><text:bookmark text:name="Aplicaciones_cliente"/><text:span text:style-name="T12">-</text:span><text:span text:style-name="T19"> Aplicaciones cliente</text:span><text:span text:style-name="T12">: </text:span><text:span text:style-name="T14">l</text:span><text:span text:style-name="T12">os clientes son </text:span><text:span text:style-name="T7">livianos </text:span><text:span text:style-name="T12">porque no contienen la lógica del negocio. Se da soporte a dos aplicaciones oficialmente:</text:span></text:h>
      <text:list xml:id="list2023163229" text:style-name="L3">
        <text:list-item>
          <text:p text:style-name="P24"><text:span text:style-name="T12">Una </text:span><text:span text:style-name="T7">aplicación web </text:span><text:span text:style-name="T12">implementada como un </text:span><text:span text:style-name="T7">servidor HTTP </text:span><text:span text:style-name="T12">que permite a los usuarios conectarse mediante un </text:span><text:a xlink:type="simple" xlink:href="https://es.wikipedia.org/wiki/Navegador_de_internet" text:style-name="Internet_20_link" text:visited-style-name="Visited_20_Internet_20_Link"><text:span text:style-name="T7">navegador de internet</text:span></text:a><text:span text:style-name="T12">.</text:span></text:p>
        </text:list-item>
        <text:list-item>
          <text:p text:style-name="P31"><text:span text:style-name="T12">Una </text:span><text:span text:style-name="T7">aplicación de escritorio </text:span><text:span text:style-name="T12">escrita en </text:span><text:span text:style-name="T7">Python </text:span><text:span text:style-name="T12">utilizando el </text:span><text:span text:style-name="T7">kit de herramientas GTK+ </text:span><text:span text:style-name="T12">(obsoleta a partir de la versión 7).</text:span></text:p>
          <text:p text:style-name="P31"><text:span text:style-name="T12"/></text:p>
        </text:list-item>
      </text:list>
      <text:p text:style-name="P22">No obstante, la comunidad ha desarrollado otros clientes alternativos.</text:p>
      <text:h text:style-name="P19" text:outline-level="3"><text:bookmark text:name="Base_de_datos"/><text:span text:style-name="T12">- </text:span><text:span text:style-name="T19">Base de datos</text:span><text:span text:style-name="T12">: usa </text:span><text:span text:style-name="T7">PostgreSQL.</text:span></text:h>
      <text:h text:style-name="P19" text:outline-level="3"><text:bookmark text:name="Informes"/><text:span text:style-name="T12">- </text:span><text:span text:style-name="T19">Informes</text:span><text:span text:style-name="T12">: cuenta con un sistema de reportes propio utilizando </text:span><text:a xlink:type="simple" xlink:href="https://es.wikipedia.org/wiki/Webkit" text:style-name="Internet_20_link" text:visited-style-name="Visited_20_Internet_20_Link"><text:span text:style-name="T7">Webkit</text:span></text:a><text:span text:style-name="T12">, y permite integración con otros motores como </text:span><text:span text:style-name="T7">LibreOffice.org </text:span><text:span text:style-name="T12">o </text:span><text:a xlink:type="simple" xlink:href="https://es.wikipedia.org/w/index.php?title=Jaspersoft&amp;action=edit&amp;redlink=1" text:style-name="Internet_20_link" text:visited-style-name="Visited_20_Internet_20_Link"><text:span text:style-name="T7">Jaspersoft</text:span></text:a><text:span text:style-name="T12">.</text:span></text:h>
      <text:h text:style-name="P19" text:outline-level="3"><text:bookmark text:name="C.C3.B3digo_fuente_y_contribuciones"/><text:bookmark text:name="Código_fuente_y_contribuciones"/><text:span text:style-name="T12">- </text:span><text:span text:style-name="T19">Código fuente y contribuciones</text:span><text:span text:style-name="T12">: </text:span><text:span text:style-name="T14">su </text:span><text:span text:style-name="T7">código fuente </text:span><text:span text:style-name="T12">se aloja en </text:span><text:a xlink:type="simple" xlink:href="https://es.wikipedia.org/wiki/GitHub" text:style-name="Internet_20_link" text:visited-style-name="Visited_20_Internet_20_Link"><text:span text:style-name="T7">GitHub</text:span></text:a><text:span text:style-name="T12">,</text:span><text:bookmark text:name="cite_ref-4"/><text:a xlink:type="simple" xlink:href="https://es.wikipedia.org/wiki/Odoo#cite_note-4" text:style-name="Internet_20_link" text:visited-style-name="Visited_20_Internet_20_Link">4</text:a><text:span text:style-name="T7"> </text:span><text:span text:style-name="T12">utilizando el </text:span><text:a xlink:type="simple" xlink:href="https://es.wikipedia.org/wiki/Revision_Control_System" text:style-name="Internet_20_link" text:visited-style-name="Visited_20_Internet_20_Link"><text:span text:style-name="T7">sistema de control de versiones</text:span></text:a><text:span text:style-name="T12"> </text:span><text:a xlink:type="simple" xlink:href="https://es.wikipedia.org/wiki/Git" text:style-name="Internet_20_link" text:visited-style-name="Visited_20_Internet_20_Link"><text:span text:style-name="T7">Git</text:span></text:a><text:span text:style-name="T12">. Las contribuciones y la documentación también se administran mediante GitHub. Un sitio web dedicado a recopilar toda la documentación fue lanzado en </text:span><text:a xlink:type="simple" xlink:href="https://es.wikipedia.org/wiki/2009" text:style-name="Internet_20_link" text:visited-style-name="Visited_20_Internet_20_Link"><text:span text:style-name="T7">2009</text:span></text:a><text:span text:style-name="T4">.</text:span></text:h>
      <text:p text:style-name="P29"/>
      <text:p text:style-name="P1"><text:soft-page-break/><text:span text:style-name="T2">3.-</text:span><text:span text:style-name="T1">Visita las páginas oficiales de:</text:span></text:p>
      <text:list xml:id="list3205448318" text:style-name="L1">
        <text:list-item>
          <text:p text:style-name="P6">Openbravo ERP</text:p>
          <text:p text:style-name="P6"><text:a xlink:type="simple" xlink:href="https://www.openbravo.com/es" text:style-name="Internet_20_link" text:visited-style-name="Visited_20_Internet_20_Link">https://www.openbravo.com/es</text:a></text:p>
        </text:list-item>
        <text:list-item>
          <text:p text:style-name="P6">OpenERP</text:p>
          <text:p text:style-name="P6"><text:a xlink:type="simple" xlink:href="https://www.odoo.com/es_ES" text:style-name="Internet_20_link" text:visited-style-name="Visited_20_Internet_20_Link">https://www.odoo.com/es_ES</text:a></text:p>
          <text:p text:style-name="P6"/>
          <text:p text:style-name="P6"/>
        </text:list-item>
      </text:list>
      <text:p text:style-name="P3"/>
      <text:p text:style-name="P9"/>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Arial Unicode MS', Helvetica, sans-serif"/>
    <style:font-face style:name="Linux Libertine" svg:font-family="'Linux Libertine', Georgia, Times, serif"/>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Light" svg:font-family="'Calibri Ligh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stilo_20_de_20_debuxo_20_predeterminado" style:display-name="Estilo de debuxo 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Light" style:font-family-complex="'Calibri Light'" style:font-family-generic-complex="system" style:font-pitch-complex="variable" style:font-size-complex="12pt" style:text-emphasize="none"/>
    </style:style>
    <style:style style:name="Obxecto_20_sen_20_recheo" style:display-name="Obxecto sen recheo" style:family="paragraph" style:parent-style-name="Estilo_20_de_20_debux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xecto_20_sen_20_recheo_20_e_20_sen_20_liña" style:display-name="Obxecto sen recheo e sen liña" style:family="paragraph" style:parent-style-name="Estilo_20_de_20_debuxo_20_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ítulo_20_de_20_A4" style:display-name="Título de A4" style:family="paragraph" style:parent-style-name="A4" style:default-outline-level="">
      <style:text-properties style:font-name="Noto Sans" fo:font-family="'Noto Sans'" style:font-family-generic="roman" style:font-pitch="variable" fo:font-size="43.5pt" style:font-size-asian="43.5pt"/>
    </style:style>
    <style:style style:name="Cabeceira_20_de_20_A4" style:display-name="Cabeceira de A4" style:family="paragraph" style:parent-style-name="A4" style:default-outline-level="">
      <style:text-properties style:font-name="Noto Sans" fo:font-family="'Noto Sans'" style:font-family-generic="roman" style:font-pitch="variable" fo:font-size="24pt" style:font-size-asian="24pt"/>
    </style:style>
    <style:style style:name="Texto_20_de_20_A4" style:display-name="Texto d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e_20_A0" style:display-name="Título de A0" style:family="paragraph" style:parent-style-name="A0" style:default-outline-level="">
      <style:text-properties style:font-name="Noto Sans" fo:font-family="'Noto Sans'" style:font-family-generic="roman" style:font-pitch="variable" fo:font-size="95.5pt" style:font-size-asian="95.5pt"/>
    </style:style>
    <style:style style:name="Cabeceira_20_de_20_A0" style:display-name="Cabeceira de A0" style:family="paragraph" style:parent-style-name="A0" style:default-outline-level="">
      <style:text-properties style:font-name="Noto Sans" fo:font-family="'Noto Sans'" style:font-family-generic="roman" style:font-pitch="variable" fo:font-size="71.5pt" style:font-size-asian="71.5pt"/>
    </style:style>
    <style:style style:name="Texto_20_de_20_A0" style:display-name="Texto de A0" style:family="paragraph" style:parent-style-name="A0" style:default-outline-level="">
      <style:text-properties style:font-name="Noto Sans" fo:font-family="'Noto Sans'" style:font-family-generic="roman" style:font-pitch="variable" fo:font-size="47.5pt" style:font-size-asian="47.5pt"/>
    </style:style>
    <style:style style:name="Gráfica"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Calibri Light" style:font-family-complex="'Calibri Light'" style:font-family-generic-complex="system" style:font-pitch-complex="variable" style:font-size-complex="12pt"/>
    </style:style>
    <style:style style:name="Formas" style:family="paragraph" style:parent-style-name="Gráfica" style:default-outline-level="">
      <style:text-properties style:font-name="Liberation Sans1" fo:font-family="'Liberation Sans'" style:font-family-generic="roman" style:font-pitch="variable" fo:font-size="14pt" fo:font-weight="bold" style:font-size-asian="14pt" style:font-weight-asian="bold"/>
    </style:style>
    <style:style style:name="Che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heo_20_azul" style:display-name="Cheo azul" style:family="paragraph" style:parent-style-name="Che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heo_20_verde" style:display-name="Cheo verde" style:family="paragraph" style:parent-style-name="Che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heo_20_vermello" style:display-name="Cheo vermello" style:family="paragraph" style:parent-style-name="Che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heo_20_amarelo" style:display-name="Cheo amarelo" style:family="paragraph" style:parent-style-name="Cheo"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rno_20_vermello" style:display-name="Contorno vermello" style:family="paragraph" style:parent-style-name="Contorno"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ñas" style:family="paragraph" style:parent-style-name="Gráfica" style:default-outline-level="">
      <style:text-properties style:font-name="Liberation Sans1" fo:font-family="'Liberation Sans'" style:font-family-generic="roman" style:font-pitch="variable" fo:font-size="18pt" style:font-size-asian="18pt"/>
    </style:style>
    <style:style style:name="Liña_20_de_20_frecha" style:display-name="Liña de frecha" style:family="paragraph" style:parent-style-name="Liñas" style:default-outline-level="">
      <style:text-properties style:font-name="Liberation Sans1" fo:font-family="'Liberation Sans'" style:font-family-generic="roman" style:font-pitch="variable" fo:font-size="18pt" style:font-size-asian="18pt"/>
    </style:style>
    <style:style style:name="Liña_20_a_20_trazos" style:display-name="Liña a trazos" style:family="paragraph" style:parent-style-name="Liñas" style:default-outline-level="">
      <style:text-properties style:font-name="Liberation Sans1" fo:font-family="'Liberation Sans'" style:font-family-generic="roman" style:font-pitch="variable" fo:font-size="18pt" style:font-size-asian="18pt"/>
    </style:style>
    <style:style style:name="Title_2c__20_Content_7e_LT_7e_Gliederung_20_1" style:display-name="Title, Conten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Calibri Light" style:font-family-complex="'Calibri Light'"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Light" style:font-family-complex="'Calibri Light'"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Light" style:font-family-complex="'Calibri Light'"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Light" style:font-family-complex="'Calibri Light'"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Light" style:font-family-complex="'Calibri Light'"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Light" style:font-family-complex="'Calibri Light'"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Calibri Light" style:font-family-complex="'Calibri Light'"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xectos_20_de_20_fondo" style:display-name="Obxectos de fo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Light" style:font-family-complex="'Calibri Light'"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Light" style:font-family-complex="'Calibri Light'"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Light" style:font-family-complex="'Calibri Light'"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Calibri Light" style:font-family-complex="'Calibri Light'"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Calibri Light" style:font-family-complex="'Calibri Light'"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Light" style:font-family-complex="'Calibri Light'"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libri Light" style:font-family-complex="'Calibri Light'"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libri Light" style:font-family-complex="'Calibri Light'"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Light" style:font-family-complex="'Calibri Light'"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Light" style:font-family-complex="'Calibri Light'" style:font-family-generic-complex="system" style:font-pitch-complex="variable" style:font-size-complex="12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4T21:50:09.448000000</dc:date>
    <meta:editing-duration>PT24M44S</meta:editing-duration>
    <meta:editing-cycles>5</meta:editing-cycles>
    <meta:generator>LibreOffice/7.1.4.2$Windows_X86_64 LibreOffice_project/a529a4fab45b75fefc5b6226684193eb000654f6</meta:generator>
    <meta:document-statistic meta:table-count="0" meta:image-count="0" meta:object-count="0" meta:page-count="4" meta:paragraph-count="47" meta:word-count="1162" meta:character-count="7388" meta:non-whitespace-character-count="6290"/>
  </office:meta>
</office:document-meta>
</file>